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729in" table:align="margins"/>
    </style:style>
    <style:style style:name="Table1.A" style:family="table-column">
      <style:table-column-properties style:column-width="3.7868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729in" table:align="margins"/>
    </style:style>
    <style:style style:name="Table2.A" style:family="table-column">
      <style:table-column-properties style:column-width="7.5729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5729in" table:align="margins"/>
    </style:style>
    <style:style style:name="Table3.A" style:family="table-column">
      <style:table-column-properties style:column-width="1.5104in" style:rel-column-width="2175*"/>
    </style:style>
    <style:style style:name="Table3.B" style:family="table-column">
      <style:table-column-properties style:column-width="3.1458in" style:rel-column-width="4530*"/>
    </style:style>
    <style:style style:name="Table3.C" style:family="table-column">
      <style:table-column-properties style:column-width="1.3125in" style:rel-column-width="1890*"/>
    </style:style>
    <style:style style:name="Table3.D" style:family="table-column">
      <style:table-column-properties style:column-width="1.6042in" style:rel-column-width="23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2" style:family="table-row">
      <style:table-row-properties style:min-row-height="1.0188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729in" table:align="margins"/>
    </style:style>
    <style:style style:name="Table4.A" style:family="table-column">
      <style:table-column-properties style:column-width="7.5729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5729in" table:align="margins"/>
    </style:style>
    <style:style style:name="Table5.A" style:family="table-column">
      <style:table-column-properties style:column-width="7.5729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7.5729in" table:align="margins"/>
    </style:style>
    <style:style style:name="Table6.A" style:family="table-column">
      <style:table-column-properties style:column-width="7.5729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7.5729in" table:align="margins"/>
    </style:style>
    <style:style style:name="Table7.A" style:family="table-column">
      <style:table-column-properties style:column-width="7.5729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50%"/>
      <style:text-properties style:font-name="Times New Roman" style:font-name-complex="Times New Roman1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style:font-name="Times New Roman" style:font-name-complex="Times New Roman1"/>
    </style:style>
    <style:style style:name="P5" style:family="paragraph" style:parent-style-name="Table_20_Contents">
      <style:paragraph-properties fo:line-height="150%"/>
      <style:text-properties style:font-name="Times New Roman" style:font-name-complex="Times New Roman1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style:font-name-complex="Times New Roman1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8" style:family="paragraph" style:parent-style-name="Table_20_Contents">
      <style:paragraph-properties fo:line-height="150%"/>
      <style:text-properties style:font-name="Times New Roman" fo:font-style="italic" style:font-style-asian="italic" style:font-name-complex="Times New Roman1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style:font-name-complex="Times New Roman1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style:text-underline-style="none" style:font-name-complex="Times New Roman1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2.8957in"/>
        </style:tab-stops>
      </style:paragraph-properties>
      <style:text-properties style:font-name="Times New Roman" style:text-underline-style="none" style:font-name-complex="Times New Roman1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style:text-underline-style="none" style:font-name-complex="Times New Roman1"/>
    </style:style>
    <style:style style:name="P13" style:family="paragraph" style:parent-style-name="Standard" style:master-page-name="Standard">
      <style:paragraph-properties fo:line-height="150%" style:page-number="auto"/>
      <style:text-properties style:font-name="Times New Roman" style:font-name-complex="Times New Roman1"/>
    </style:style>
    <style:style style:name="P14" style:family="paragraph" style:parent-style-name="Standard">
      <style:paragraph-properties fo:line-height="150%">
        <style:tab-stops>
          <style:tab-stop style:position="3.5311in"/>
        </style:tab-stops>
      </style:paragraph-properties>
      <style:text-properties style:font-name="Times New Roman" style:font-name-complex="Times New Roman1"/>
    </style:style>
    <style:style style:name="P15" style:family="paragraph" style:parent-style-name="Standard">
      <style:paragraph-properties fo:line-height="150%">
        <style:tab-stops>
          <style:tab-stop style:position="0.052in"/>
          <style:tab-stop style:position="3.5311in"/>
        </style:tab-stops>
      </style:paragraph-properties>
      <style:text-properties style:font-name="Times New Roman" style:font-name-complex="Times New Roman1"/>
    </style:style>
    <style:style style:name="P16" style:family="paragraph" style:parent-style-name="Standard">
      <style:paragraph-properties fo:line-height="150%"/>
      <style:text-properties style:font-name="Times New Roman" fo:font-weight="bold" style:font-weight-asian="bold" style:font-name-complex="Times New Roman1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18" style:family="paragraph" style:parent-style-name="Standard">
      <style:paragraph-properties fo:line-height="150%">
        <style:tab-stops>
          <style:tab-stop style:position="3.5311in"/>
        </style:tab-stops>
      </style:paragraph-properties>
      <style:text-properties style:font-name="Times New Roman" fo:font-style="normal" fo:font-weight="bold" style:font-style-asian="normal" style:font-weight-asian="bold" style:font-name-complex="Times New Roman1" style:font-style-complex="normal" style:font-weight-complex="bold"/>
    </style:style>
    <style:style style:name="P19" style:family="paragraph" style:parent-style-name="Standard">
      <style:paragraph-properties fo:line-height="150%">
        <style:tab-stops>
          <style:tab-stop style:position="3.5311in"/>
        </style:tab-stops>
      </style:paragraph-properties>
      <style:text-properties style:font-name="Times New Roman" fo:font-style="normal" fo:font-weight="normal" style:font-style-asian="normal" style:font-weight-asian="normal" style:font-name-complex="Times New Roman1" style:font-style-complex="normal" style:font-weight-complex="normal"/>
    </style:style>
    <style:style style:name="P20" style:family="paragraph" style:parent-style-name="Standard">
      <style:paragraph-properties fo:line-height="150%">
        <style:tab-stops>
          <style:tab-stop style:position="3.5311in"/>
        </style:tab-stops>
      </style:paragraph-properties>
      <style:text-properties style:font-name="Times New Roman" fo:font-style="italic" fo:font-weight="normal" style:font-style-asian="italic" style:font-weight-asian="normal" style:font-name-complex="Times New Roman1" style:font-style-complex="italic" style:font-weight-complex="normal"/>
    </style:style>
    <style:style style:name="P21" style:family="paragraph" style:parent-style-name="Standard">
      <style:paragraph-properties fo:line-height="150%">
        <style:tab-stops>
          <style:tab-stop style:position="0.052in"/>
          <style:tab-stop style:position="3.5311in"/>
        </style:tab-stops>
      </style:paragraph-properties>
    </style:style>
    <style:style style:name="P22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.2083in" fo:margin-right="0in" fo:line-height="150%" fo:text-indent="0in" style:auto-text-indent="false">
        <style:tab-stops>
          <style:tab-stop style:position="1.8126in"/>
          <style:tab-stop style:position="3.6354in"/>
        </style:tab-stops>
      </style:paragraph-properties>
      <style:text-properties style:font-name="Times New Roman" fo:font-style="normal" fo:font-weight="normal" style:font-style-asian="normal" style:font-weight-asian="normal" style:font-name-complex="Times New Roman1" style:font-style-complex="normal" style:font-weight-complex="normal"/>
    </style:style>
    <style:style style:name="P24" style:family="paragraph" style:parent-style-name="Standard">
      <style:paragraph-properties fo:margin-left="0.2083in" fo:margin-right="0in" fo:line-height="150%" fo:text-indent="0in" style:auto-text-indent="false">
        <style:tab-stops>
          <style:tab-stop style:position="1.8228in"/>
          <style:tab-stop style:position="3.6354in"/>
        </style:tab-stops>
      </style:paragraph-properties>
      <style:text-properties style:font-name="Times New Roman" fo:font-style="normal" fo:font-weight="normal" style:font-style-asian="normal" style:font-weight-asian="normal" style:font-name-complex="Times New Roman1" style:font-style-complex="normal" style:font-weight-complex="normal"/>
    </style:style>
    <style:style style:name="P25" style:family="paragraph" style:parent-style-name="Standard">
      <style:paragraph-properties fo:margin-left="0.2083in" fo:margin-right="0in" fo:line-height="150%" fo:text-indent="0in" style:auto-text-indent="false">
        <style:tab-stops>
          <style:tab-stop style:position="1.8335in"/>
          <style:tab-stop style:position="3.6252in"/>
          <style:tab-stop style:position="5.302in"/>
        </style:tab-stops>
      </style:paragraph-properties>
      <style:text-properties style:font-name="Times New Roman" fo:font-style="normal" fo:font-weight="normal" style:font-style-asian="normal" style:font-weight-asian="normal" style:font-name-complex="Times New Roman1" style:font-style-complex="normal" style:font-weight-complex="normal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style:paragraph-properties fo:text-align="start"/>
      <style:text-properties fo:font-size="12pt" style:font-size-asian="12pt" style:font-size-complex="12pt"/>
    </style:style>
    <style:style style:name="P29" style:family="paragraph">
      <style:paragraph-properties fo:text-align="star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1pt" fo:font-style="italic" fo:font-weight="normal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rect text:anchor-type="paragraph" draw:z-index="0" draw:style-name="gr1" draw:text-style-name="P26" svg:width="1.265in" svg:height="1.1669in" svg:x="5.9063in" svg:y="-0.061in"><text:p text:style-name="P26"><text:span text:style-name="T11">From</text:span></text:p><text:p text:style-name="P26"><text:span text:style-name="T12">77</text:span></text:p></draw:rect><draw:rect text:anchor-type="paragraph" draw:z-index="1" draw:style-name="gr1" draw:text-style-name="P27" svg:width="1.9169in" svg:height="1.0378in" svg:x="0.1189in" svg:y="-0.0154in"><text:p text:style-name="P27"><text:span text:style-name="T13">Proof of debt Free</text:span></text:p><text:p text:style-name="P28"><text:span text:style-name="T13">Of $ 8.0 payable at the</text:span></text:p><text:p text:style-name="P28"><text:span text:style-name="T13">Official Receiver's Office </text:span></text:p></draw:rect></text:p>
      <text:p text:style-name="P17">COMPANIES ACT</text:p>
      <text:p text:style-name="P22"><text:span text:style-name="T1">(CHAPTER 50)</text:span></text:p>
      <text:p text:style-name="P16"/>
      <text:p text:style-name="P17">COMPANIES REGULATIONS</text:p>
      <text:p text:style-name="P17">(SECTION 327 AND REGULATIONS 42,44 AND 52)</text:p>
      <text:p text:style-name="P17">PROOF OF DEBT FORM</text:p>
      <text:p text:style-name="P1"/>
      <text:p text:style-name="P14"><text:span text:style-name="T7">1 Companies Winding Up Number</text:span><text:tab/><text:span text:style-name="T7">2 Name of Wound Up Company/Company</text:span></text:p>
      <text:p text:style-name="P15"><text:span text:style-name="T6"><text:tab/>(Not applicable to companies under Judicial Management)</text:span><text:tab/><text:span text:style-name="T7">under Judicial Management</text:span></text:p>
      <text:p text:style-name="P21"><text:span text:style-name="T7"><text:tab/><text:tab/><text:tab/></text:span><text:span text:style-name="T2">(Delete where inapplicable)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CW / <text:s text:c="11"/>/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(Number) (Year)</text:p>
          </table:table-cell>
          <table:table-cell table:style-name="Table1.B2" office:value-type="string">
            <text:p text:style-name="P3">Ltd</text:p>
          </table:table-cell>
        </table:table-row>
      </table:table>
      <text:p text:style-name="P21"><text:span text:style-name="T2"/></text:p>
      <text:p text:style-name="P18"><text:span text:style-name="T5">3 Particulars Of Creditor Claiming Debt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Name of Creditor: …...............................................................................................................................................</text:p>
            <text:p text:style-name="P4">IC/Passport No/Company/Business Registration No.: ….......................................................................................</text:p>
            <text:p text:style-name="P4">Postal Address (P/ease see note a): ….....................................................................................................................</text:p>
          </table:table-cell>
        </table:table-row>
        <table:table-row>
          <table:table-cell table:style-name="Table2.A2" office:value-type="string">
            <text:p text:style-name="P4">Contact Nos. (Tel/Pager/HP): ….............................................................................................................................</text:p>
            <text:p text:style-name="P4">Fax No.: <text:s/>…..................................................E-mail Address:.................................................................................</text:p>
            <text:p text:style-name="P4">Creditor’s Reference No. (P/ease see note b): …....................................................................................................</text:p>
          </table:table-cell>
        </table:table-row>
      </table:table>
      <text:p text:style-name="P18"><text:span text:style-name="T5"/></text:p>
      <text:p text:style-name="P18"><text:span text:style-name="T5">4 Particulars Of Debt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Date Debt</text:p>
            <text:p text:style-name="P7">Incurred</text:p>
          </table:table-cell>
          <table:table-cell table:style-name="Table3.A1" office:value-type="string">
            <text:p text:style-name="P7">Details of Debt (P/ease see notes c, d &amp; e)</text:p>
          </table:table-cell>
          <table:table-cell table:style-name="Table3.A1" office:value-type="string">
            <text:p text:style-name="P7">Currency</text:p>
          </table:table-cell>
          <table:table-cell table:style-name="Table3.D1" office:value-type="string">
            <text:p text:style-name="P7">Amount ($)</text:p>
          </table:table-cell>
        </table:table-row>
        <table:table-row table:style-name="Table3.2"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/>
          </table:table-cell>
        </table:table-row>
        <table:table-row>
          <table:table-cell table:style-name="Table3.A2" table:number-columns-spanned="3" office:value-type="string">
            <text:p text:style-name="P4">Total Amount Of Debt Claimed (In Figures):</text:p>
          </table:table-cell>
          <table:covered-table-cell/>
          <table:covered-table-cell/>
          <table:table-cell table:style-name="Table3.D2" office:value-type="string">
            <text:p text:style-name="P4"/>
          </table:table-cell>
        </table:table-row>
        <table:table-row>
          <table:table-cell table:style-name="Table3.D2" table:number-columns-spanned="4" office:value-type="string">
            <text:p text:style-name="P5">Total Amount Of Debt Claimed (In Words): ….......................................................................................................</text:p>
            <text:p text:style-name="P5">…..............................................................................................................................................................................</text:p>
          </table:table-cell>
          <table:covered-table-cell/>
          <table:covered-table-cell/>
          <table:covered-table-cell/>
        </table:table-row>
      </table:table>
      <text:p text:style-name="P18"><text:span text:style-name="T5"/></text:p>
      <text:p text:style-name="P18">5 Securitv Held <text:span text:style-name="T4">(Please indicate “NIL”ifno securities are held bv creditor)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Brief Description &amp; Value of Securities: </text:p>
          </table:table-cell>
        </table:table-row>
        <table:table-row>
          <table:table-cell table:style-name="Table4.A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4"/>
          </table:table-cell>
        </table:table-row>
      </table:table>
      <text:p text:style-name="P18"><text:span text:style-name="T4"/></text:p>
      <text:p text:style-name="P18"><text:span text:style-name="T4"/></text:p>
      <text:p text:style-name="P18"><text:soft-page-break/>6 Particulars Of Person Authorised To Complete This Proof Of Debt Form</text:p>
      <text:p text:style-name="P20">(If same as in box 3 above, please indicate “see box 3 above’)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>Name: ….................................................................................................................................................................</text:p>
            <text:p text:style-name="P5">NRIC NoJPassport No.: ….....................................................................................................................................</text:p>
            <text:p text:style-name="P5">Relationship to Creditor: …....................................................................................................................................</text:p>
            <text:p text:style-name="P8">(State whether director/employee/solicitors/accountant, etc)</text:p>
            <text:p text:style-name="P8"><text:span text:style-name="T9">Name of Company/Firm:</text:span> …....................................................................................................................................</text:p>
            <text:p text:style-name="P8">(Where applicable)</text:p>
            <text:p text:style-name="P8"><text:span text:style-name="T8">Contact Nos. (Tel/pager/HP):</text:span> …............................................................................................................................</text:p>
            <text:p text:style-name="P8"><text:span text:style-name="T8">Fax No.:</text:span> ….................................................<text:span text:style-name="T8">E-mail address:</text:span> ….............................................................................</text:p>
          </table:table-cell>
        </table:table-row>
      </table:table>
      <text:p text:style-name="P18">7 Signature of Creditor/Person Authorised To Complete This Proof Of Debt Form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7.1 I declare that to the best of my knowledge and belief, the company owes the</text:p>
            <text:p text:style-name="P4">creditor the amount claimed in box 4.</text:p>
            <text:p text:style-name="P4">7.2 I declare that I am duly authorised, by the creditor/under the seal of the creditor</text:p>
            <text:p text:style-name="P4">company, to complete this proof of debt form.</text:p>
            <text:p text:style-name="P4">Signature: …................................................................................Date: …......../................./...................</text:p>
            <text:p text:style-name="P6"><text:s text:c="111"/><text:span text:style-name="T3"><text:s/>(Day) <text:s text:c="2"/>(Month) <text:s text:c="7"/>(Year)</text:span></text:p>
          </table:table-cell>
        </table:table-row>
      </table:table>
      <text:p text:style-name="P18"><draw:rect text:anchor-type="paragraph" draw:z-index="2" draw:style-name="gr2" draw:text-style-name="P26" svg:width="7.6043in" svg:height="0.7713in" svg:x="-0.0102in" svg:y="0.1134in"><text:p text:style-name="P26"><text:span text:style-name="T14">WARNING</text:span></text:p><text:p text:style-name="P29"><text:span text:style-name="T7">Lodging a false proof of debt is a criminal offence punishable</text:span></text:p><text:p text:style-name="P29"><text:span text:style-name="T7">with fine or imprisonment or both.</text:span></text:p><text:p text:style-name="P26"/></draw:rect></text:p>
      <text:p text:style-name="P18"/>
      <text:p text:style-name="P18"/>
      <text:p text:style-name="P18"><text:span text:style-name="T10">Note:</text:span></text:p>
      <text:p text:style-name="P19">a. Please inform the Liquidator/Official Receiver/Judicial Manager of any change in address.</text:p>
      <text:p text:style-name="P19">b. Please indicate the reference number that will be quoted in future correspondences with the liquidator or judicial manager.</text:p>
      <text:p text:style-name="P19">c. Examples of Debts are:</text:p>
      <text:p text:style-name="P25">- Goods Supplied<text:tab/>- Services Rendered<text:tab/>- GST<text:tab/>- Others (please specify)</text:p>
      <text:p text:style-name="P23">- Wages and Salaries<text:tab/>- Personal Loan<text:tab/>- Overdraft facilities<text:tab/><text:tab/><text:tab/></text:p>
      <text:p text:style-name="P24">- Income Tax<text:tab/>- Property Tax<text:tab/>- CPF</text:p>
      <text:p text:style-name="P19">d. Please attach copies of documents substantiating the debt. The onus is upon the creditor to prove the debt.</text:p>
      <text:p text:style-name="P19">e. For claims made by an authorised person on behalf of a group of workmen and others employed by the company, please provide a schedule reflecting the name, identification/passport no., address, debt description, period for which wages are due and the amount due, for each individual workman/employee.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For Official Use Only</text:p>
            <text:p text:style-name="P10">Adjudicated on …...........day of …........................year..............</text:p>
            <text:p text:style-name="P10">Admitted as follows:</text:p>
            <text:p text:style-name="P11"><text:s text:c="16"/>Preferential  <text:s text:c="23"/>$….............................................................................................................</text:p>
            <text:p text:style-name="P10"><text:s text:c="16"/>Ordinary  <text:s text:c="27"/>$.................................................................................................................</text:p>
            <text:p text:style-name="P10"><text:s text:c="16"/>Total Admitted <text:s text:c="18"/>$.................................................................................................................</text:p>
            <text:p text:style-name="P10"><text:s text:c="16"/>Amount Rejected <text:s text:c="14"/>$..................................................................................................................</text:p>
            <text:p text:style-name="P10"><text:s text:c="7"/>Total Amount of Debt Claimed <text:s/>$..................................................................................................................</text:p>
            <text:p text:style-name="P12">Signature of Liquida for/Judicial Manager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874in" fo:margin-bottom="0.1043in" fo:margin-left="0.552in" fo:margin-right="0.37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HUNG</meta:initial-creator>
    <meta:creation-date>2016-01-15T22:27:15</meta:creation-date>
    <dc:date>2016-01-18T21:17:56</dc:date>
    <dc:creator>TRAN HUNG</dc:creator>
    <meta:editing-duration>PT43M29S</meta:editing-duration>
    <meta:editing-cycles>16</meta:editing-cycles>
    <meta:generator>LibreOffice/3.5$Linux_X86_64 LibreOffice_project/350m1$Build-2</meta:generator>
    <meta:document-statistic meta:table-count="7" meta:image-count="0" meta:object-count="0" meta:page-count="2" meta:paragraph-count="64" meta:word-count="426" meta:character-count="5467" meta:non-whitespace-character-count="4745"/>
  </office:meta>
</office:document-meta>
</file>